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32pt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638cm" svg:height="4.566cm" svg:x="1.665cm" svg:y="0.458cm">
          <draw:text-box>
            <text:p text:style-name="P1"><text:span text:style-name="T1">HYMN #745</text:span></text:p>
            <text:p text:style-name="P1"><text:span text:style-name="T2">“</text:span><text:span text:style-name="T2">In God, My Faithful God”</text:span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638cm" svg:height="6.447cm" svg:x="1.524cm" svg:y="0.508cm">
          <draw:text-box>
            <text:p text:style-name="P5"><text:span text:style-name="T3">1. </text:span><text:span text:style-name="T4">In God, my faithful God,</text:span></text:p>
            <text:p text:style-name="P5"><text:span text:style-name="T4">I trust when dark my road;</text:span></text:p>
            <text:p text:style-name="P5"><text:span text:style-name="T4">Great woes may overtake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6" draw:layer="layout" svg:width="24.638cm" svg:height="5.588cm" svg:x="1.735cm" svg:y="0.508cm">
          <draw:text-box>
            <text:p text:style-name="P5"><text:span text:style-name="T4">Yet He will not forsake me.</text:span></text:p>
            <text:p text:style-name="P5"><text:span text:style-name="T4">My troubles He can alter;</text:span></text:p>
            <text:p text:style-name="P5"><text:span text:style-name="T4">His hand lets nothing fal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6" draw:layer="layout" svg:width="24.638cm" svg:height="5.521cm" svg:x="1.781cm" svg:y="0.575cm">
          <draw:text-box>
            <text:p text:style-name="P5"><text:span text:style-name="T3">2. </text:span><text:span text:style-name="T4">My sins fill me with care,</text:span></text:p>
            <text:p text:style-name="P5"><text:span text:style-name="T4">Yet I will not despair.</text:span></text:p>
            <text:p text:style-name="P5"><text:span text:style-name="T4">I build on Christ, who loves m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6" draw:layer="layout" svg:width="24.638cm" svg:height="5.321cm" svg:x="1.778cm" svg:y="0.521cm">
          <draw:text-box>
            <text:p text:style-name="P5"><text:span text:style-name="T4">From this rock nothing moves me.</text:span></text:p>
            <text:p text:style-name="P5"><text:span text:style-name="T4">To Him I will surrender,</text:span></text:p>
            <text:p text:style-name="P5"><text:span text:style-name="T4">To Him, my soul’s defen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6" draw:layer="layout" svg:width="24.638cm" svg:height="6.447cm" svg:x="1.759cm" svg:y="0.575cm">
          <draw:text-box>
            <text:p text:style-name="P5"><text:span text:style-name="T3">3. </text:span><text:span text:style-name="T4">If death my portion be,</text:span></text:p>
            <text:p text:style-name="P5"><text:span text:style-name="T4">It brings great gain to me;</text:span></text:p>
            <text:p text:style-name="P5"><text:span text:style-name="T4">It speeds my life’s endeav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6" draw:layer="layout" svg:width="24.638cm" svg:height="7.011cm" svg:x="1.778cm" svg:y="0.609cm">
          <draw:text-box>
            <text:p text:style-name="P5"><text:span text:style-name="T4">To live with Christ forever.</text:span></text:p>
            <text:p text:style-name="P5"><text:span text:style-name="T4">He gives me joy in sorrow,</text:span></text:p>
            <text:p text:style-name="P5"><text:span text:style-name="T4">Come death now or tomorrow.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6" draw:layer="layout" svg:width="24.638cm" svg:height="6.447cm" svg:x="1.755cm" svg:y="0.434cm">
          <draw:text-box>
            <text:p text:style-name="P5"><text:span text:style-name="T3">4. </text:span><text:span text:style-name="T4">O Jesus Christ, my Lord,</text:span></text:p>
            <text:p text:style-name="P5"><text:span text:style-name="T4">So meek in deed and word,</text:span></text:p>
            <text:p text:style-name="P5"><text:span text:style-name="T4">You suffered death to save 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8" draw:text-style-name="P6" draw:layer="layout" svg:width="24.638cm" svg:height="5.842cm" svg:x="1.778cm" svg:y="0.508cm">
          <draw:text-box>
            <text:p text:style-name="P5"><text:span text:style-name="T4">Because Your love would have us</text:span></text:p>
            <text:p text:style-name="P5"><text:span text:style-name="T4">Be heirs of heav’nly gladness</text:span></text:p>
            <text:p text:style-name="P5"><text:span text:style-name="T4">When ends this life of sa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6" draw:layer="layout" svg:width="24.638cm" svg:height="6.447cm" svg:x="1.595cm" svg:y="0.575cm">
          <draw:text-box>
            <text:p text:style-name="P5"><text:span text:style-name="T3">5. </text:span><text:span text:style-name="T4">“So be it,” then, I say</text:span></text:p>
            <text:p text:style-name="P5"><text:span text:style-name="T4">With all my heart each day.</text:span></text:p>
            <text:p text:style-name="P5"><text:span text:style-name="T4">Dear Lord, we all adore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9" draw:text-style-name="P6" draw:layer="layout" svg:width="24.638cm" svg:height="12.651cm" svg:x="1.778cm" svg:y="0.508cm">
          <draw:text-box>
            <text:p text:style-name="P5"><text:span text:style-name="T4">We sing for joy before You.</text:span></text:p>
            <text:p text:style-name="P5"><text:span text:style-name="T4">Guide us while here we wander</text:span></text:p>
            <text:p text:style-name="P5"><text:span text:style-name="T4">Until we praise You yonder.</text:span></text:p>
            <text:p text:style-name="P8"><text:span text:style-name="T4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<text:s text:c="12"/></text:span></text:p>
            <text:p text:style-name="P8"><text:span text:style-name="T5"/></text:p>
            <text:p text:style-name="P8"><text:span text:style-name="T5"><text:tab/></text:span><text:span text:style-name="T5"><text:tab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7:02:58.865000000</meta:creation-date>
    <dc:date>2019-04-29T16:14:20.121000000</dc:date>
    <meta:editing-duration>PT14M57S</meta:editing-duration>
    <meta:editing-cycles>14</meta:editing-cycles>
    <meta:generator>LibreOffice/6.1.5.2$Windows_X86_64 LibreOffice_project/90f8dcf33c87b3705e78202e3df5142b201bd805</meta:generator>
    <meta:document-statistic meta:object-count="54"/>
  </office:meta>
</office:document-meta>
</file>